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fo:font-size="20pt" fo:font-style="italic" officeooo:paragraph-rsid="0000cdc5" style:font-size-asian="20pt" style:font-style-asian="italic" style:font-size-complex="20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font-weight="bold" officeooo:paragraph-rsid="0000cdc5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000000" loext:opacity="100%" style:font-name="Times new roman" fo:font-size="14pt" officeooo:paragraph-rsid="0000cdc5" style:font-size-asian="14pt" style:font-size-complex="14pt"/>
    </style:style>
    <style:style style:name="P4" style:family="paragraph" style:parent-style-name="Standard">
      <style:text-properties fo:color="#000000" loext:opacity="100%" style:font-name="Times new roman" fo:font-size="14pt" officeooo:rsid="00038172" officeooo:paragraph-rsid="00038172" style:font-size-asian="14pt" style:font-size-complex="14pt"/>
    </style:style>
    <style:style style:name="P5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normal" officeooo:rsid="00038172" officeooo:paragraph-rsid="00038172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color="#000000" loext:opacity="100%" style:font-name="Times new roman" fo:font-size="14pt" officeooo:rsid="00038172" officeooo:paragraph-rsid="00038172" style:font-size-asian="14pt" style:font-size-complex="14pt"/>
    </style:style>
    <style:style style:name="T1" style:family="text">
      <style:text-properties officeooo:rsid="0000cdc5"/>
    </style:style>
    <style:style style:name="T2" style:family="text">
      <style:text-properties officeooo:rsid="0002ac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бдев Павел Александрович</text:p>
      <text:p text:style-name="P1">гр. 5130904/30008</text:p>
      <text:p text:style-name="P2">Домашнее задание № 1</text:p>
      <text:p text:style-name="P2">Вариант: 23</text:p>
      <text:p text:style-name="P3">1. And [rbx], d<text:span text:style-name="T2">l</text:span></text:p>
      <text:p text:style-name="P4"><text:s/>01000100 | 00010001 | <text:s/>00 <text:s text:c="2"/>| 100 | 111 | 00 | 001 | 000</text:p>
      <text:p text:style-name="P5">| <text:s text:c="5"/>rex <text:s text:c="5"/>| <text:s text:c="2"/>opcode <text:s text:c="2"/>| mod | <text:s text:c="2"/>m <text:s/>| <text:s/>m/r | S <text:s/>| <text:s text:c="3"/>I <text:s text:c="2"/>| <text:s/>B</text:p>
      <text:p text:style-name="P4">Итог: 01000100 00010001 00100111 00001000</text:p>
      <text:p text:style-name="P4"/>
      <text:p text:style-name="P3">2. 011f</text:p>
      <text:p text:style-name="P3">16i: add word ptr [bx], bx </text:p>
      <text:p text:style-name="P3">32i: add dword ptr [edi], ebx</text:p>
      <text:p text:style-name="P3">32i: at&amp;t: addl %ebx, <text:span text:style-name="T1">(</text:span>%edi<text:span text:style-name="T1">)</text:span></text:p>
      <text:p text:style-name="P3"/>
      <text:p text:style-name="P3">3. F00f sar,shr, ror</text:p>
      <text:p text:style-name="P3">1110 0000 000<text:span text:style-name="T1">0 </text:span>1111</text:p>
      <text:p text:style-name="P3">sar: 1111 1000 0000 0111 - F807</text:p>
      <text:p text:style-name="P3">shr: 0111 1000 0000 0111 - 7807</text:p>
      <text:p text:style-name="P3">ror: 111<text:span text:style-name="T1">1 1</text:span>000 000<text:span text:style-name="T1">0 0</text:span>111 - F807</text:p>
      <text:p text:style-name="P3"/>
      <text:p text:style-name="P3"><text:span text:style-name="T1">4</text:span>. 0,5</text:p>
      <text:p text:style-name="P3">Двоичная: 0,1</text:p>
      <text:p text:style-name="P3">float: 0 1111110 000000000000000000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6:50:47.820571256</meta:creation-date>
    <dc:date>2024-11-21T14:59:31.476754548</dc:date>
    <meta:editing-duration>PT1H30M32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20" meta:word-count="107" meta:character-count="533" meta:non-whitespace-character-count="416"/>
  </office:meta>
</office:document-meta>
</file>